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textarea-horizontal-align="righ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5cm" svg:height="0.5cm" svg:x="2cm" svg:y="2cm">
          <text:p text:style-name="P1">Geppa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5cm" svg:height="2.5cm" svg:x="2cm" svg:y="8.5cm">
          <text:p text:style-name="P2">getInputStream() : InputStream</text:p>
          <text:p text:style-name="P2">getOutputStream() : OutputStream</text:p>
          <text:p text:style-name="P2">close() : void</text:p>
          <text:p text:style-name="P2">isConnected() : boo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5cm" svg:height="6cm" svg:x="2cm" svg:y="2.5cm">
          <text:p text:style-name="P2">mRawSocket : IRawSocket</text:p>
          <text:p text:style-name="P2">mSendFragments : List&lt;GeppaFragment&gt;</text:p>
          <text:p text:style-name="P2">mRecvFragments : List&lt;GeppaFragment&gt;</text:p>
          <text:p text:style-name="P2">mSendBuf : byte[]</text:p>
          <text:p text:style-name="P2">mRecvBuf : byte[]</text:p>
          <text:p text:style-name="P2">mSendSeq : byte</text:p>
          <text:p text:style-name="P2">mRecvSeq : byte</text:p>
          <text:p text:style-name="P2">mRecvRecvSeq : byte</text:p>
          <text:p text:style-name="P2">mRecvSendSeq : byte</text:p>
          <text:p text:style-name="P2">mSendBufTail : int</text:p>
          <text:p text:style-name="P2">mRecvBufTail : int</text:p>
          <text:p text:style-name="P2">mReadState : ReadS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5cm" svg:height="0.5cm" svg:x="11.5cm" svg:y="2cm">
          <text:p text:style-name="P1">GeppaFrag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3.5cm" svg:x="11.5cm" svg:y="2.5cm">
          <text:p text:style-name="P2">mSeq : byte</text:p>
          <text:p text:style-name="P2">mStart : int</text:p>
          <text:p text:style-name="P2">mEnd : int</text:p>
          <text:p text:style-name="P2">(mLength : in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5cm" svg:height="0.5cm" svg:x="2cm" svg:y="11.5cm">
          <text:p text:style-name="P1">Geppa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5cm" svg:height="2.5cm" svg:x="2cm" svg:y="15.5cm">
          <text:p text:style-name="P2">getInputStream() : InputStream</text:p>
          <text:p text:style-name="P2">getOutputStream() : OutputStream</text:p>
          <text:p text:style-name="P2">close() : void</text:p>
          <text:p text:style-name="P2">isConnected() : boo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5cm" svg:height="3.5cm" svg:x="2cm" svg:y="12cm">
          <text:p text:style-name="P2">mSendFragments : List&lt;GeppaFragment&gt;</text:p>
          <text:p text:style-name="P2">mRecvFragments : List&lt;GeppaFragment&gt;</text:p>
          <text:p text:style-name="P2">mSendBuf : byte[]</text:p>
          <text:p text:style-name="P2">mRecvBuf : byte[]</text:p>
          <text:p text:style-name="P2">mSendSeq : byte</text:p>
          <text:p text:style-name="P2">mRecvSeq : byte</text:p>
          <text:p text:style-name="P2">mSendBufTail : 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cm" svg:height="0.5cm" svg:x="11.5cm" svg:y="6.5cm">
          <text:p text:style-name="P1">IRawSoc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2.5cm" svg:x="11.5cm" svg:y="7cm">
          <text:p text:style-name="P2">getInputStream() : InputStream</text:p>
          <text:p text:style-name="P2">getOutputStream() : OutputStream</text:p>
          <text:p text:style-name="P2">close() : void</text:p>
          <text:p text:style-name="P2">isConnected() : boolea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標準">
        <draw:custom-shape draw:style-name="gr3" draw:text-style-name="P1" draw:layer="layout" svg:width="17.5cm" svg:height="17cm" svg:x="1.5cm" svg:y="7cm">
          <text:p/>
          <draw:enhanced-geometry svg:viewBox="0 0 21600 21600" draw:path-stretchpoint-x="10800" draw:path-stretchpoint-y="10800" draw:text-areas="?f3 ?f4 ?f5 ?f6" draw:type="round-rectangle" draw:modifiers="720.381154049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4" draw:id="id24" draw:layer="layout" svg:width="1cm" svg:height="1cm" svg:x="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3" draw:id="id23" draw:layer="layout" svg:width="3cm" svg:height="1cm" svg:x="2cm" svg:y="5cm">
          <text:p text:style-name="P1">recvBuff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5cm" svg:height="1cm" svg:x="17.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7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.5cm" svg:y="1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cm" svg:y="1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cm" svg:height="1cm" svg:x="16cm" svg:y="1.5cm">
            <text:p/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3" draw:text-style-name="P1" draw:layer="layout" svg:width="0.5cm" svg:height="1cm" svg:x="4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3.5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3cm" svg:y="6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2.5cm" svg:y="6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cm" svg:height="1cm" svg:x="2.5cm" svg:y="6.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xml:id="id3" draw:id="id3" draw:layer="layout" svg:width="5cm" svg:height="1cm" svg:x="6.5cm" svg:y="11cm">
          <text:p text:style-name="P1">mReadState &lt;- ST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1cm" svg:height="1cm" svg:x="5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1cm" svg:height="1cm" svg:x="15.5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5.5cm" svg:height="1cm" svg:x="6.5cm" svg:y="13.5cm">
          <text:p text:style-name="P1">mReadState &lt;- UNKN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cm" svg:height="1cm" svg:x="5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1cm" svg:height="1cm" svg:x="15.5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3.5cm" svg:height="1cm" svg:x="6.5cm" svg:y="15cm">
          <text:p text:style-name="P1">mReadState</text:p>
          <text:p text:style-name="P1"><text:s/>&lt;-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3.5cm" svg:height="1cm" svg:x="10.5cm" svg:y="15cm">
          <text:p text:style-name="P1">mFrameLen &lt;- r</text:p>
          <text:p text:style-name="P1">mFrameCount &lt;-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cm" svg:y1="10.5cm" svg:x2="15.5cm" svg:y2="10.5cm" draw:start-shape="id1" draw:start-glue-point="7" draw:end-shape="id2" draw:end-glue-point="5" svg:d="m6000 10500h9500">
          <text:p/>
        </draw:connector>
        <draw:connector draw:style-name="gr7" draw:text-style-name="P1" draw:layer="layout" svg:x1="5.5cm" svg:y1="11cm" svg:x2="6.5cm" svg:y2="11.5cm" draw:start-shape="id1" draw:start-glue-point="6" draw:end-shape="id3" draw:end-glue-point="3" svg:d="m5500 11000v500h1000">
          <text:p/>
        </draw:connector>
        <draw:connector draw:style-name="gr7" draw:text-style-name="P1" draw:layer="layout" svg:x1="11.5cm" svg:y1="11.5cm" svg:x2="16cm" svg:y2="11cm" draw:start-shape="id3" draw:start-glue-point="1" draw:end-shape="id2" draw:end-glue-point="6" svg:d="m11500 11500h2001v2h2499v-502">
          <text:p/>
        </draw:connector>
        <draw:connector draw:style-name="gr7" draw:text-style-name="P1" draw:layer="layout" svg:x1="6cm" svg:y1="14cm" svg:x2="6.5cm" svg:y2="14cm" draw:start-shape="id4" draw:start-glue-point="7" draw:end-shape="id5" draw:end-glue-point="3" svg:d="m6000 14000h500">
          <text:p/>
        </draw:connector>
        <draw:connector draw:style-name="gr7" draw:text-style-name="P1" draw:layer="layout" svg:x1="5.5cm" svg:y1="14.5cm" svg:x2="6.5cm" svg:y2="15.5cm" draw:start-shape="id4" draw:start-glue-point="6" draw:end-shape="id6" draw:end-glue-point="3" svg:d="m5500 14500v1000h1000">
          <text:p/>
        </draw:connector>
        <draw:connector draw:style-name="gr7" draw:text-style-name="P1" draw:layer="layout" svg:x1="10cm" svg:y1="15.5cm" svg:x2="10.5cm" svg:y2="15.5cm" draw:start-shape="id6" draw:start-glue-point="1" draw:end-shape="id7" draw:end-glue-point="3" svg:d="m10000 15500h500">
          <text:p/>
        </draw:connector>
        <draw:connector draw:style-name="gr7" draw:text-style-name="P1" draw:layer="layout" svg:x1="14cm" svg:y1="15.5cm" svg:x2="16cm" svg:y2="14.5cm" draw:start-shape="id7" draw:start-glue-point="1" draw:end-shape="id8" draw:end-glue-point="6" svg:d="m14000 15500h2000v-1000">
          <text:p/>
        </draw:connector>
        <draw:connector draw:style-name="gr7" draw:text-style-name="P1" draw:layer="layout" svg:x1="12cm" svg:y1="14cm" svg:x2="15.5cm" svg:y2="14cm" draw:start-shape="id5" draw:start-glue-point="1" draw:end-shape="id8" draw:end-glue-point="5" svg:d="m12000 14000h3500">
          <text:p/>
        </draw:connector>
        <draw:custom-shape draw:style-name="gr5" draw:text-style-name="P1" xml:id="id9" draw:id="id9" draw:layer="layout" svg:width="3.5cm" svg:height="1cm" svg:x="11cm" svg:y="17.5cm">
          <text:p text:style-name="P1">mFrameCount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1cm" svg:height="1cm" svg:x="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" draw:id="id16" draw:layer="layout" svg:width="4cm" svg:height="1cm" svg:x="6.5cm" svg:y="17.5cm">
          <text:p text:style-name="P1">mFrameBuf</text:p>
          <text:p text:style-name="P1">[mFrameCount] &lt;- 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4" draw:id="id14" draw:layer="layout" svg:width="3cm" svg:height="1cm" svg:x="6.5cm" svg:y="19cm">
          <text:p text:style-name="P1">checkSum &lt;- 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8" draw:id="id18" draw:layer="layout" svg:width="3cm" svg:height="1cm" svg:x="2cm" svg:y="8cm">
          <text:p text:style-name="P1">r &lt;- readBuff[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1cm" svg:height="1cm" svg:x="7.5cm" svg:y="2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2" draw:id="id12" draw:layer="layout" svg:width="4.5cm" svg:height="1cm" svg:x="8.5cm" svg:y="22cm">
          <text:p text:style-name="P1">handleFrameContent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1cm" svg:height="1cm" svg:x="15.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.5cm" svg:y1="18cm" svg:x2="15.5cm" svg:y2="18cm" draw:start-shape="id9" draw:start-glue-point="1" draw:end-shape="id10" draw:end-glue-point="5" svg:d="m14500 18000h1000">
          <text:p/>
        </draw:connector>
        <draw:connector draw:style-name="gr7" draw:text-style-name="P1" draw:layer="layout" svg:x1="8cm" svg:y1="21.5cm" svg:x2="8.5cm" svg:y2="22.5cm" draw:start-shape="id11" draw:start-glue-point="6" draw:end-shape="id12" draw:end-glue-point="3" svg:d="m8000 21500v1000h500">
          <text:p/>
        </draw:connector>
        <draw:connector draw:style-name="gr7" draw:text-style-name="P1" draw:layer="layout" svg:x1="13cm" svg:y1="22.5cm" svg:x2="13.5cm" svg:y2="21.5cm" draw:start-shape="id12" draw:start-glue-point="1" draw:end-shape="id13" draw:end-glue-point="6" svg:d="m13000 22500h500v-1000">
          <text:p/>
        </draw:connector>
        <draw:connector draw:style-name="gr7" draw:text-style-name="P1" draw:layer="layout" svg:x1="8.5cm" svg:y1="21cm" svg:x2="13cm" svg:y2="21cm" draw:start-shape="id11" draw:start-glue-point="7" draw:end-shape="id13" draw:end-glue-point="5" svg:d="m8500 21000h4500">
          <text:p/>
        </draw:connector>
        <draw:connector draw:style-name="gr7" draw:text-style-name="P1" draw:layer="layout" svg:x1="8cm" svg:y1="20cm" svg:x2="8cm" svg:y2="20.5cm" draw:start-shape="id14" draw:start-glue-point="2" draw:end-shape="id11" draw:end-glue-point="4" svg:d="m8000 20000v500">
          <text:p/>
        </draw:connector>
        <draw:connector draw:style-name="gr7" draw:text-style-name="P1" draw:layer="layout" svg:x1="6cm" svg:y1="18cm" svg:x2="6.5cm" svg:y2="18cm" draw:start-shape="id15" draw:start-glue-point="7" draw:end-shape="id16" draw:end-glue-point="3" svg:d="m6000 18000h500">
          <text:p/>
        </draw:connector>
        <draw:connector draw:style-name="gr7" draw:text-style-name="P1" draw:layer="layout" svg:x1="5.5cm" svg:y1="18.5cm" svg:x2="6.5cm" svg:y2="19.5cm" draw:start-shape="id15" draw:start-glue-point="6" draw:end-shape="id14" svg:d="m5500 18500v1000h1000">
          <text:p/>
        </draw:connector>
        <draw:frame draw:style-name="gr8" draw:layer="layout" svg:width="5.5cm" svg:height="0.75cm" svg:x="4cm" svg:y="9cm">
          <draw:text-box>
            <text:p>[mReadState=UNKOWN]</text:p>
          </draw:text-box>
        </draw:frame>
        <draw:frame draw:style-name="gr8" draw:layer="layout" svg:width="5cm" svg:height="0.75cm" svg:x="4cm" svg:y="12.25cm">
          <draw:text-box>
            <text:p>[mReadState == STX]</text:p>
          </draw:text-box>
        </draw:frame>
        <draw:frame draw:style-name="gr8" draw:layer="layout" svg:width="5cm" svg:height="0.75cm" svg:x="4cm" svg:y="16.25cm">
          <draw:text-box>
            <text:p>[mReadState == DATA]</text:p>
          </draw:text-box>
        </draw:frame>
        <draw:custom-shape draw:style-name="gr5" draw:text-style-name="P1" xml:id="id17" draw:id="id17" draw:layer="layout" svg:width="4cm" svg:height="1cm" svg:x="11.5cm" svg:y="19cm">
          <text:p text:style-name="P1">mReadState</text:p>
          <text:p text:style-name="P1"><text:s/>&lt;- UNKN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1cm" svg:height="1cm" svg:x="13cm" svg:y="2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5cm" svg:y1="20.5cm" svg:x2="13.5cm" svg:y2="20cm" draw:start-shape="id13" draw:start-glue-point="4" draw:end-shape="id17" draw:end-glue-point="2" svg:d="m13500 20500v-500">
          <text:p/>
        </draw:connector>
        <draw:connector draw:style-name="gr7" draw:text-style-name="P1" draw:layer="layout" svg:x1="15.5cm" svg:y1="19.5cm" svg:x2="16cm" svg:y2="18.5cm" draw:start-shape="id17" draw:start-glue-point="1" draw:end-shape="id10" draw:end-glue-point="6" svg:d="m15500 19500h500v-1000">
          <text:p/>
        </draw:connector>
        <draw:connector draw:style-name="gr7" draw:text-style-name="P1" draw:layer="layout" svg:x1="10.5cm" svg:y1="18cm" svg:x2="11cm" svg:y2="18cm" draw:start-shape="id16" draw:start-glue-point="1" draw:end-shape="id9" draw:end-glue-point="3" svg:d="m10500 18000h500">
          <text:p/>
        </draw:connector>
        <draw:frame draw:style-name="gr8" draw:layer="layout" svg:width="5.5cm" svg:height="0.75cm" svg:x="5.5cm" svg:y="12.75cm">
          <draw:text-box>
            <text:p>[r &gt; MAX_FRAME_LEN]</text:p>
          </draw:text-box>
        </draw:frame>
        <draw:frame draw:style-name="gr8" draw:layer="layout" svg:width="6.5cm" svg:height="0.75cm" svg:x="5.5cm" svg:y="16.75cm">
          <draw:text-box>
            <text:p>[mFrameCount &lt; mFrameLen]</text:p>
          </draw:text-box>
        </draw:frame>
        <draw:frame draw:style-name="gr8" draw:layer="layout" svg:width="5cm" svg:height="0.75cm" svg:x="8cm" svg:y="21.25cm">
          <draw:text-box>
            <text:p>[checkSum is valid]</text:p>
          </draw:text-box>
        </draw:frame>
        <draw:custom-shape draw:style-name="gr3" draw:text-style-name="P1" xml:id="id19" draw:id="id19" draw:layer="layout" svg:width="1cm" svg:height="1cm" svg:x="3cm" svg:y="1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5.5cm" svg:height="0.75cm" svg:x="6cm" svg:y="10.5cm">
          <draw:text-box>
            <text:p>[r == STX]</text:p>
          </draw:text-box>
        </draw:frame>
        <draw:connector draw:style-name="gr7" draw:text-style-name="P1" draw:layer="layout" svg:x1="3.5cm" svg:y1="9cm" svg:x2="3.5cm" svg:y2="10cm" draw:start-shape="id18" draw:start-glue-point="2" draw:end-shape="id19" draw:end-glue-point="4" svg:d="m3500 9000v1000">
          <text:p/>
        </draw:connector>
        <draw:connector draw:style-name="gr7" draw:text-style-name="P1" draw:layer="layout" svg:x1="4cm" svg:y1="10.5cm" svg:x2="5cm" svg:y2="10.5cm" draw:start-shape="id19" draw:start-glue-point="1" draw:end-shape="id1" draw:end-glue-point="5" svg:d="m4000 10500h1000">
          <text:p/>
        </draw:connector>
        <draw:connector draw:style-name="gr7" draw:text-style-name="P1" draw:layer="layout" svg:x1="3.5cm" svg:y1="11cm" svg:x2="5cm" svg:y2="14cm" draw:start-shape="id19" draw:start-glue-point="6" draw:end-shape="id4" draw:end-glue-point="5" svg:d="m3500 11000v3000h1500">
          <text:p/>
        </draw:connector>
        <draw:connector draw:style-name="gr7" draw:text-style-name="P1" draw:layer="layout" svg:x1="3.5cm" svg:y1="11cm" svg:x2="5cm" svg:y2="18cm" draw:start-shape="id19" draw:start-glue-point="6" draw:end-shape="id15" draw:end-glue-point="5" svg:d="m3500 11000v7000h1500">
          <text:p/>
        </draw:connector>
        <draw:g xml:id="id21" draw:id="id21">
          <draw:custom-shape draw:style-name="gr3" draw:text-style-name="P1" draw:layer="layout" svg:width="0.5cm" svg:height="1cm" svg:x="17.5cm" svg:y="2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7cm" svg:y="2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.5cm" svg:y="2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cm" svg:y="23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cm" svg:height="1cm" svg:x="16cm" svg:y="2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20" draw:id="id20" draw:layer="layout" svg:width="1cm" svg:height="1cm" svg:x="16.5cm" svg:y="2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6.5cm" svg:y1="10.5cm" svg:x2="17cm" svg:y2="21.5cm" draw:start-shape="id2" draw:start-glue-point="7" draw:end-shape="id20" draw:end-glue-point="4" svg:d="m16500 10500h502v5751h-2v5249">
          <text:p/>
        </draw:connector>
        <draw:connector draw:style-name="gr7" draw:text-style-name="P1" draw:layer="layout" svg:x1="16.5cm" svg:y1="14cm" svg:x2="17cm" svg:y2="21.5cm" draw:start-shape="id8" draw:start-glue-point="7" draw:end-shape="id20" draw:end-glue-point="4" svg:d="m16500 14000h502v4001h-2v3499">
          <text:p/>
        </draw:connector>
        <draw:connector draw:style-name="gr7" draw:text-style-name="P1" draw:layer="layout" svg:x1="16.5cm" svg:y1="18cm" svg:x2="17cm" svg:y2="21.5cm" draw:start-shape="id10" draw:start-glue-point="7" draw:end-shape="id20" draw:end-glue-point="4" svg:d="m16500 18000h502v2001h-2v1499">
          <text:p/>
        </draw:connector>
        <draw:connector draw:style-name="gr7" draw:text-style-name="P1" draw:layer="layout" svg:x1="17cm" svg:y1="22.5cm" svg:x2="17cm" svg:y2="23.5cm" draw:start-shape="id20" draw:start-glue-point="6" draw:end-shape="id21" svg:d="m17000 22500v1000">
          <text:p/>
        </draw:connector>
        <draw:connector draw:style-name="gr7" draw:text-style-name="P1" draw:layer="layout" svg:x1="3.5cm" svg:y1="7.5cm" svg:x2="3.5cm" svg:y2="8cm" draw:start-shape="id22" draw:start-glue-point="2" draw:end-shape="id18" draw:end-glue-point="0" svg:d="m3500 7500v500">
          <text:p/>
        </draw:connector>
        <draw:connector draw:style-name="gr7" draw:text-style-name="P1" draw:layer="layout" svg:x1="3.5cm" svg:y1="6cm" svg:x2="3.5cm" svg:y2="6.5cm" draw:start-shape="id23" draw:start-glue-point="2" draw:end-shape="id22" draw:end-glue-point="0" svg:d="m3500 6000v500">
          <text:p/>
        </draw:connector>
        <draw:connector draw:style-name="gr7" draw:text-style-name="P1" draw:layer="layout" svg:x1="3.5cm" svg:y1="4.5cm" svg:x2="3.5cm" svg:y2="5cm" draw:start-shape="id24" draw:start-glue-point="8" draw:end-shape="id23" draw:end-glue-point="0" svg:d="m3500 4500v500">
          <text:p/>
        </draw:connector>
        <draw:g xml:id="id25" draw:id="id25">
          <draw:custom-shape draw:style-name="gr4" draw:text-style-name="P1" draw:layer="layout" svg:width="1cm" svg:height="1cm" svg:x="16.5cm" svg:y="2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6.5cm" svg:y="25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custom-shape draw:style-name="gr4" draw:text-style-name="P1" draw:layer="layout" svg:width="1.5cm" svg:height="1.5cm" svg:x="1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5cm" svg:height="1.5cm" svg:x="14cm" svg:y="3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7" draw:text-style-name="P1" draw:layer="layout" svg:x1="17cm" svg:y1="24.5cm" svg:x2="17cm" svg:y2="25.5cm" draw:start-shape="id21" draw:start-glue-point="2" draw:end-shape="id25" draw:end-glue-point="0" svg:d="m17000 24500v1000">
          <text:p/>
        </draw:connector>
        <draw:frame draw:style-name="gr10" draw:text-style-name="P3" draw:layer="layout" svg:width="5.298cm" svg:height="1.038cm" svg:x="1.364cm" svg:y="1.5cm">
          <draw:text-box>
            <text:p><text:span text:style-name="T1">handleRecvBuf</text:span></text:p>
          </draw:text-box>
        </draw:frame>
      </draw:page>
      <draw:page draw:name="page3" draw:style-name="dp1" draw:master-page-name="標準">
        <draw:custom-shape draw:style-name="gr4" draw:text-style-name="P1" xml:id="id42" draw:id="id42" draw:layer="layout" svg:width="1cm" svg:height="1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7.148cm" svg:height="1.038cm" svg:x="1.364cm" svg:y="1.5cm">
          <draw:text-box>
            <text:p text:style-name="P1"><text:span text:style-name="T1">handleFrameContent</text:span></text:p>
          </draw:text-box>
        </draw:frame>
        <draw:custom-shape draw:style-name="gr5" draw:text-style-name="P1" xml:id="id40" draw:id="id40" draw:layer="layout" svg:width="3cm" svg:height="1cm" svg:x="2cm" svg:y="4.5cm">
          <text:p text:style-name="P1">frameContent</text:p>
          <text:p text:style-name="P1">|fc|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1" draw:id="id41" draw:layer="layout" svg:width="1cm" svg:height="1cm" svg:x="3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6" draw:id="id26" draw:layer="layout" svg:width="4cm" svg:height="1cm" svg:x="1.5cm" svg:y="7.5cm">
          <text:p text:style-name="P1">frameType &lt;- fc[0]</text:p>
          <text:p text:style-name="P1">|ft|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7" draw:id="id27" draw:layer="layout" svg:width="1cm" svg:height="1cm" svg:x="3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3cm" svg:height="0.725cm" svg:x="4cm" svg:y="9.775cm">
          <draw:text-box>
            <text:p>[ft == ACK]</text:p>
          </draw:text-box>
        </draw:frame>
        <draw:custom-shape draw:style-name="gr5" draw:text-style-name="P1" xml:id="id29" draw:id="id29" draw:layer="layout" svg:width="5.5cm" svg:height="1cm" svg:x="5.5cm" svg:y="11.5cm">
          <text:p text:style-name="P1">mRecvRecvSeq &lt;- fc[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8" draw:id="id28" draw:layer="layout" svg:width="1cm" svg:height="1cm" svg:x="4.5cm" svg:y="10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1" draw:id="id31" draw:layer="layout" svg:width="5.5cm" svg:height="1cm" svg:x="5.5cm" svg:y="13cm">
          <text:p text:style-name="P1">mRecvSendSeq &lt;- fc[2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3.5cm" svg:height="0.725cm" svg:x="5.5cm" svg:y="10.275cm">
          <draw:text-box>
            <text:p>[fc.length != 3]</text:p>
          </draw:text-box>
        </draw:frame>
        <draw:custom-shape draw:style-name="gr3" draw:text-style-name="P1" xml:id="id30" draw:id="id30" draw:layer="layout" svg:width="1cm" svg:height="1cm" svg:x="13.5cm" svg:y="10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.5cm" svg:y1="8.5cm" svg:x2="3.5cm" svg:y2="9cm" draw:start-shape="id26" draw:start-glue-point="2" draw:end-shape="id27" draw:end-glue-point="4" svg:d="m3500 8500v500">
          <text:p/>
        </draw:connector>
        <draw:connector draw:style-name="gr7" draw:text-style-name="P1" draw:layer="layout" svg:x1="3.5cm" svg:y1="10cm" svg:x2="4.5cm" svg:y2="11cm" draw:start-shape="id27" draw:start-glue-point="6" draw:end-shape="id28" draw:end-glue-point="5" svg:d="m3500 10000v1000h1000">
          <text:p/>
        </draw:connector>
        <draw:connector draw:style-name="gr7" draw:text-style-name="P1" draw:layer="layout" svg:x1="5cm" svg:y1="11.5cm" svg:x2="5.5cm" svg:y2="12cm" draw:start-shape="id28" draw:start-glue-point="6" draw:end-shape="id29" draw:end-glue-point="3" svg:d="m5000 11500v500h500">
          <text:p/>
        </draw:connector>
        <draw:connector draw:style-name="gr7" draw:text-style-name="P1" draw:layer="layout" svg:x1="5.5cm" svg:y1="11cm" svg:x2="13.5cm" svg:y2="11cm" draw:start-shape="id28" draw:start-glue-point="1" draw:end-shape="id30" svg:d="m5500 11000h8000">
          <text:p/>
        </draw:connector>
        <draw:connector draw:style-name="gr7" draw:text-style-name="P1" draw:layer="layout" svg:x1="8.25cm" svg:y1="12.5cm" svg:x2="8.25cm" svg:y2="13cm" draw:start-shape="id29" draw:start-glue-point="2" draw:end-shape="id31" draw:end-glue-point="0" svg:d="m8250 12500v500">
          <text:p/>
        </draw:connector>
        <draw:connector draw:style-name="gr7" draw:text-style-name="P1" draw:layer="layout" svg:x1="11cm" svg:y1="13.5cm" svg:x2="14cm" svg:y2="11.5cm" draw:start-shape="id31" draw:start-glue-point="1" draw:end-shape="id30" draw:end-glue-point="6" svg:d="m11000 13500h3000v-2000">
          <text:p/>
        </draw:connector>
        <draw:frame draw:style-name="gr11" draw:layer="layout" svg:width="3cm" svg:height="0.725cm" svg:x="4cm" svg:y="14.275cm">
          <draw:text-box>
            <text:p>[ft == DATA]</text:p>
          </draw:text-box>
        </draw:frame>
        <draw:custom-shape draw:style-name="gr3" draw:text-style-name="P1" xml:id="id32" draw:id="id32" draw:layer="layout" svg:width="1cm" svg:height="1cm" svg:x="4.5cm" svg:y="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3.5cm" svg:height="0.725cm" svg:x="5.5cm" svg:y="14.775cm">
          <draw:text-box>
            <text:p>[fc.length &lt; 3]</text:p>
          </draw:text-box>
        </draw:frame>
        <draw:custom-shape draw:style-name="gr3" draw:text-style-name="P1" xml:id="id34" draw:id="id34" draw:layer="layout" svg:width="1cm" svg:height="1cm" svg:x="13.5cm" svg:y="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.5cm" svg:y1="10cm" svg:x2="4.5cm" svg:y2="15.5cm" draw:start-shape="id27" draw:start-glue-point="6" draw:end-shape="id32" draw:end-glue-point="5" svg:d="m3500 10000v5500h1000">
          <text:p/>
        </draw:connector>
        <draw:connector draw:style-name="gr7" draw:text-style-name="P1" draw:layer="layout" svg:x1="5cm" svg:y1="16cm" svg:x2="5.5cm" svg:y2="16.5cm" draw:start-shape="id32" draw:start-glue-point="6" draw:end-shape="id33" draw:end-glue-point="3" svg:d="m5000 16000v500h500">
          <text:p/>
        </draw:connector>
        <draw:connector draw:style-name="gr7" draw:text-style-name="P1" draw:layer="layout" svg:x1="5.5cm" svg:y1="15.5cm" svg:x2="13.5cm" svg:y2="15.5cm" draw:start-shape="id32" draw:start-glue-point="1" draw:end-shape="id34" svg:d="m5500 15500h8000">
          <text:p/>
        </draw:connector>
        <draw:custom-shape draw:style-name="gr5" draw:text-style-name="P1" xml:id="id43" draw:id="id43" draw:layer="layout" svg:width="6cm" svg:height="1cm" svg:x="5.5cm" svg:y="19cm">
          <text:p text:style-name="P1">mRecvBuf &lt;- fc[2,,*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3" draw:id="id33" draw:layer="layout" svg:width="6cm" svg:height="1cm" svg:x="5.5cm" svg:y="16cm">
          <text:p text:style-name="P1">recvSeq &lt;- fc[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5cm" svg:y1="17cm" svg:x2="8.5cm" svg:y2="17.5cm" draw:start-shape="id33" draw:start-glue-point="2" draw:end-shape="id35" draw:end-glue-point="0" svg:d="m8500 17000v500">
          <text:p/>
        </draw:connector>
        <draw:connector draw:style-name="gr7" draw:text-style-name="P1" draw:layer="layout" svg:x1="11.5cm" svg:y1="21cm" svg:x2="14cm" svg:y2="16cm" draw:start-shape="id36" draw:start-glue-point="1" draw:end-shape="id34" draw:end-glue-point="6" svg:d="m11500 21000h2500v-5000">
          <text:p/>
        </draw:connector>
        <draw:frame draw:style-name="gr11" draw:layer="layout" svg:width="5cm" svg:height="0.725cm" svg:x="4cm" svg:y="22cm">
          <draw:text-box>
            <text:p>[ft == REQ_SEND]</text:p>
          </draw:text-box>
        </draw:frame>
        <draw:custom-shape draw:style-name="gr5" draw:text-style-name="P1" xml:id="id37" draw:id="id37" draw:layer="layout" svg:width="5cm" svg:height="1cm" svg:x="5.5cm" svg:y="22.725cm">
          <text:p text:style-name="P1">Up LOST flags</text:p>
          <text:p text:style-name="P1">in mSend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3.5cm" svg:y1="10cm" svg:x2="5.5cm" svg:y2="23.225cm" draw:start-shape="id27" draw:start-glue-point="6" draw:end-shape="id37" draw:end-glue-point="3" svg:d="m3500 10000v13225h2000">
          <text:p/>
        </draw:connector>
        <draw:custom-shape draw:style-name="gr3" draw:text-style-name="P1" xml:id="id38" draw:id="id38" draw:layer="layout" svg:width="1cm" svg:height="1cm" svg:x="15.5cm" svg:y="22.7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0cm" svg:y1="23.225cm" svg:x2="15.5cm" svg:y2="23.225cm" draw:end-shape="id38" draw:end-glue-point="5" svg:d="m10000 23225h5500">
          <text:p/>
        </draw:connector>
        <draw:connector draw:style-name="gr7" draw:text-style-name="P1" draw:layer="layout" svg:x1="14.5cm" svg:y1="11cm" svg:x2="16cm" svg:y2="22.725cm" draw:start-shape="id30" draw:start-glue-point="7" draw:end-shape="id38" draw:end-glue-point="4" svg:d="m14500 11000h1500v11725">
          <text:p/>
        </draw:connector>
        <draw:connector draw:style-name="gr7" draw:text-style-name="P1" draw:layer="layout" svg:x1="14.5cm" svg:y1="15.5cm" svg:x2="16cm" svg:y2="22.725cm" draw:start-shape="id34" draw:start-glue-point="7" draw:end-shape="id38" draw:end-glue-point="0" svg:d="m14500 15500h1500v7225">
          <text:p/>
        </draw:connector>
        <draw:g xml:id="id39" draw:id="id39">
          <draw:custom-shape draw:style-name="gr4" draw:text-style-name="P1" draw:layer="layout" svg:width="1cm" svg:height="1cm" svg:x="15.5cm" svg:y="24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5.5cm" svg:y="24.22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7" draw:text-style-name="P1" draw:layer="layout" svg:x1="16cm" svg:y1="23.725cm" svg:x2="16cm" svg:y2="24.225cm" draw:start-shape="id38" draw:start-glue-point="6" draw:end-shape="id39" draw:end-glue-point="0" svg:d="m16000 23725v500">
          <text:p/>
        </draw:connector>
        <draw:connector draw:style-name="gr7" draw:text-style-name="P1" draw:layer="layout" svg:x1="3.5cm" svg:y1="5.5cm" svg:x2="3.5cm" svg:y2="6cm" draw:start-shape="id40" draw:start-glue-point="2" draw:end-shape="id41" draw:end-glue-point="4" svg:d="m3500 5500v500">
          <text:p/>
        </draw:connector>
        <draw:connector draw:style-name="gr7" draw:text-style-name="P1" draw:layer="layout" svg:x1="3.5cm" svg:y1="7cm" svg:x2="3.5cm" svg:y2="7.5cm" draw:start-shape="id41" draw:start-glue-point="6" draw:end-shape="id26" draw:end-glue-point="0" svg:d="m3500 7000v500">
          <text:p/>
        </draw:connector>
        <draw:connector draw:style-name="gr7" draw:text-style-name="P1" draw:layer="layout" svg:x1="3.5cm" svg:y1="4cm" svg:x2="3.5cm" svg:y2="4.5cm" draw:start-shape="id42" draw:start-glue-point="8" draw:end-shape="id40" draw:end-glue-point="0" svg:d="m3500 4000v500">
          <text:p/>
        </draw:connector>
        <draw:custom-shape draw:style-name="gr5" draw:text-style-name="P1" xml:id="id35" draw:id="id35" draw:layer="layout" svg:width="6cm" svg:height="1cm" svg:x="5.5cm" svg:y="17.5cm">
          <text:p text:style-name="P1">updateSendSeq(recvSeq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" draw:id="id36" draw:layer="layout" svg:width="6cm" svg:height="1cm" svg:x="5.5cm" svg:y="20.5cm">
          <text:p text:style-name="P1">Down LOST flags of</text:p>
          <text:p text:style-name="P1">mRecvFragment[mRecv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8.5cm" svg:y1="18.5cm" svg:x2="8.5cm" svg:y2="19cm" draw:start-shape="id35" draw:start-glue-point="2" draw:end-shape="id43" draw:end-glue-point="0" svg:d="m8500 18500v500">
          <text:p/>
        </draw:connector>
        <draw:connector draw:style-name="gr7" draw:text-style-name="P1" draw:layer="layout" svg:x1="8.5cm" svg:y1="20cm" svg:x2="8.5cm" svg:y2="20.5cm" draw:start-shape="id43" draw:start-glue-point="2" draw:end-shape="id36" draw:end-glue-point="0" svg:d="m8500 20000v500">
          <text:p/>
        </draw:connector>
      </draw:page>
      <draw:page draw:name="page4" draw:style-name="dp1" draw:master-page-name="標準">
        <draw:custom-shape draw:style-name="gr12" draw:text-style-name="P2" draw:layer="layout" svg:width="9cm" svg:height="11cm" svg:x="1cm" svg:y="10.5cm">
          <text:p text:style-name="P2">Send buffered data</text:p>
          <text:p text:style-name="P2"><text:s/>that are not sended yet.</text:p>
          <draw:enhanced-geometry svg:viewBox="0 0 21600 21600" draw:path-stretchpoint-x="10800" draw:path-stretchpoint-y="10800" draw:text-areas="?f3 ?f4 ?f5 ?f6" draw:type="round-rectangle" draw:modifiers="1955.42628612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cm" svg:height="5cm" svg:x="10.5cm" svg:y="8cm">
          <text:p text:style-name="P1"/>
          <text:p text:style-name="P1">i &lt;- [mRecvSeq+1,recv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8.5cm" svg:height="4.5cm" svg:x="1.5cm" svg:y="5cm">
          <text:p text:style-name="P2">fragment in</text:p>
          <text:p text:style-name="P2">mSendFragment</text:p>
          <text:p text:style-name="P2">of L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4" draw:id="id44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.336cm" svg:height="1.038cm" svg:x="1.364cm" svg:y="1.5cm">
          <draw:text-box>
            <text:p text:style-name="P1"><text:span text:style-name="T1">handleSendBuf</text:span></text:p>
          </draw:text-box>
        </draw:frame>
        <draw:connector draw:style-name="gr7" draw:text-style-name="P1" draw:layer="layout" svg:x1="4.5cm" svg:y1="4cm" svg:x2="4.5cm" svg:y2="4.5cm" draw:start-shape="id44" draw:start-glue-point="8" draw:end-shape="id45" draw:end-glue-point="0" svg:d="m4500 4000v500">
          <text:p/>
        </draw:connector>
        <draw:custom-shape draw:style-name="gr5" draw:text-style-name="P1" xml:id="id47" draw:id="id47" draw:layer="layout" svg:width="5cm" svg:height="1cm" svg:x="2cm" svg:y="7.5cm">
          <text:p text:style-name="P1">Down LOST flags</text:p>
          <text:p text:style-name="P1">in mSend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5" draw:id="id45">
          <draw:custom-shape draw:style-name="gr3" draw:text-style-name="P1" draw:layer="layout" svg:width="0.5cm" svg:height="1cm" svg:x="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4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4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3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3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46" draw:id="id46" draw:layer="layout" svg:width="3cm" svg:height="1cm" svg:x="3cm" svg:y="6cm">
          <text:p text:style-name="P1">send data</text:p>
          <text:p text:style-name="P1">of 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8" draw:id="id48">
          <draw:custom-shape draw:style-name="gr3" draw:text-style-name="P1" draw:layer="layout" svg:width="0.5cm" svg:height="1cm" svg:x="5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4.5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4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3.5cm" svg:y="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cm" svg:height="1cm" svg:x="3.5cm" svg:y="9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svg:x1="4.5cm" svg:y1="5.5cm" svg:x2="4.5cm" svg:y2="6cm" draw:start-shape="id45" draw:start-glue-point="2" draw:end-shape="id46" draw:end-glue-point="0" svg:d="m4500 5500v500">
          <text:p/>
        </draw:connector>
        <draw:connector draw:style-name="gr7" draw:text-style-name="P1" draw:layer="layout" svg:x1="4.5cm" svg:y1="7cm" svg:x2="4.5cm" svg:y2="7.5cm" draw:start-shape="id46" draw:start-glue-point="2" draw:end-shape="id47" draw:end-glue-point="0" svg:d="m4500 7000v500">
          <text:p/>
        </draw:connector>
        <draw:connector draw:style-name="gr7" draw:text-style-name="P1" draw:layer="layout" svg:x1="4.5cm" svg:y1="8.5cm" svg:x2="4.5cm" svg:y2="9cm" draw:start-shape="id47" draw:start-glue-point="2" draw:end-shape="id48" draw:end-glue-point="0" svg:d="m4500 8500v500">
          <text:p/>
        </draw:connector>
        <draw:connector draw:style-name="gr7" draw:text-style-name="P1" draw:layer="layout" svg:x1="4.5cm" svg:y1="10cm" svg:x2="4.5cm" svg:y2="12cm" draw:start-shape="id48" draw:start-glue-point="2" draw:end-shape="id49" svg:d="m4500 10000v2000">
          <text:p/>
        </draw:connector>
        <draw:g xml:id="id71" draw:id="id71">
          <draw:custom-shape draw:style-name="gr4" draw:text-style-name="P1" draw:layer="layout" svg:width="1cm" svg:height="1cm" svg:x="2.5cm" svg:y="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2.5cm" svg:y="22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4" draw:text-style-name="P1" xml:id="id52" draw:id="id52" draw:layer="layout" svg:width="1cm" svg:height="1cm" svg:x="1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.535cm" svg:height="1.038cm" svg:x="10.5cm" svg:y="1.5cm">
          <draw:text-box>
            <text:p text:style-name="P1"><text:span text:style-name="T1">updateRecvSeq</text:span></text:p>
          </draw:text-box>
        </draw:frame>
        <draw:custom-shape draw:style-name="gr5" draw:text-style-name="P1" xml:id="id50" draw:id="id50" draw:layer="layout" svg:width="4cm" svg:height="1cm" svg:x="11.5cm" svg:y="4.5cm">
          <text:p text:style-name="P1">recvSeq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5cm" svg:y1="5.5cm" svg:x2="13.5cm" svg:y2="6cm" draw:start-shape="id50" draw:start-glue-point="2" draw:end-shape="id51" draw:end-glue-point="4" svg:d="m13500 5500v500">
          <text:p/>
        </draw:connector>
        <draw:connector draw:style-name="gr7" draw:text-style-name="P1" draw:layer="layout" svg:x1="13.5cm" svg:y1="4cm" svg:x2="13.5cm" svg:y2="4.5cm" draw:start-shape="id52" draw:start-glue-point="8" draw:end-shape="id50" draw:end-glue-point="0" svg:d="m13500 4000v500">
          <text:p/>
        </draw:connector>
        <draw:g xml:id="id53" draw:id="id53">
          <draw:custom-shape draw:style-name="gr3" draw:text-style-name="P1" draw:layer="layout" svg:width="0.5cm" svg:height="1cm" svg:x="14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.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2.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12.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54" draw:id="id54" draw:layer="layout" svg:width="5cm" svg:height="1cm" svg:x="11cm" svg:y="9.5cm">
          <text:p text:style-name="P1">clear mRecvFragment(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7" draw:id="id57" draw:layer="layout" svg:width="5cm" svg:height="1cm" svg:x="11cm" svg:y="14cm">
          <text:p>[mRecvSeq &lt;- recv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6" draw:id="id56">
          <draw:custom-shape draw:style-name="gr3" draw:text-style-name="P1" draw:layer="layout" svg:width="0.5cm" svg:height="1cm" svg:x="14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12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3.5cm" svg:y1="8.5cm" svg:x2="13.5cm" svg:y2="9.5cm" draw:start-shape="id53" draw:start-glue-point="2" draw:end-shape="id54" draw:end-glue-point="0" svg:d="m13500 8500v1000">
          <text:p/>
        </draw:connector>
        <draw:connector draw:style-name="gr7" draw:text-style-name="P1" draw:layer="layout" svg:x1="13.5cm" svg:y1="10.5cm" svg:x2="13.5cm" svg:y2="11cm" draw:start-shape="id54" draw:start-glue-point="2" draw:end-shape="id55" draw:end-glue-point="0" svg:d="m13500 10500v500">
          <text:p/>
        </draw:connector>
        <draw:connector draw:style-name="gr7" draw:text-style-name="P1" draw:layer="layout" svg:x1="13.5cm" svg:y1="13.5cm" svg:x2="13.5cm" svg:y2="14cm" draw:start-shape="id56" draw:start-glue-point="2" draw:end-shape="id57" draw:end-glue-point="0" svg:d="m13500 13500v500">
          <text:p/>
        </draw:connector>
        <draw:g xml:id="id58" draw:id="id58">
          <draw:custom-shape draw:style-name="gr4" draw:text-style-name="P1" draw:layer="layout" svg:width="1cm" svg:height="1cm" svg:x="1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3cm" svg:y="15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7" draw:text-style-name="P1" draw:layer="layout" svg:x1="13.5cm" svg:y1="15cm" svg:x2="13.5cm" svg:y2="15.5cm" draw:start-shape="id57" draw:start-glue-point="2" draw:end-shape="id58" draw:end-glue-point="0" svg:d="m13500 15000v500">
          <text:p/>
        </draw:connector>
        <draw:custom-shape draw:style-name="gr12" draw:text-style-name="P1" draw:layer="layout" svg:width="9cm" svg:height="3.5cm" svg:x="10.5cm" svg:y="21.5cm">
          <text:p text:style-name="P1"/>
          <text:p text:style-name="P1">i &lt;- [mSendSeq+1,recv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1" draw:id="id61" draw:layer="layout" svg:width="1cm" svg:height="1cm" svg:x="13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.574cm" svg:height="1.038cm" svg:x="10.5cm" svg:y="16.5cm">
          <draw:text-box>
            <text:p text:style-name="P1"><text:span text:style-name="T1">updateSendSeq</text:span></text:p>
          </draw:text-box>
        </draw:frame>
        <draw:custom-shape draw:style-name="gr5" draw:text-style-name="P1" xml:id="id59" draw:id="id59" draw:layer="layout" svg:width="4cm" svg:height="1cm" svg:x="11.5cm" svg:y="19.5cm">
          <text:p text:style-name="P1">recvSeq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5cm" svg:y1="20.5cm" svg:x2="13.5cm" svg:y2="21cm" draw:start-shape="id59" draw:start-glue-point="2" draw:end-shape="id60" draw:end-glue-point="0" svg:d="m13500 20500v500">
          <text:p/>
        </draw:connector>
        <draw:connector draw:style-name="gr7" draw:text-style-name="P1" draw:layer="layout" svg:x1="13.5cm" svg:y1="19cm" svg:x2="13.5cm" svg:y2="19.5cm" draw:start-shape="id61" draw:start-glue-point="8" draw:end-shape="id59" draw:end-glue-point="0" svg:d="m13500 19000v500">
          <text:p/>
        </draw:connector>
        <draw:g xml:id="id60" draw:id="id60">
          <draw:custom-shape draw:style-name="gr3" draw:text-style-name="P1" draw:layer="layout" svg:width="0.5cm" svg:height="1cm" svg:x="1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.5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2.5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12.5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62" draw:id="id62" draw:layer="layout" svg:width="5cm" svg:height="1cm" svg:x="11cm" svg:y="23cm">
          <text:p text:style-name="P1">Down LOST flags of</text:p>
          <text:p text:style-name="P1">mSendFragment[i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4" draw:id="id64" draw:layer="layout" svg:width="5cm" svg:height="1cm" svg:x="11cm" svg:y="26cm">
          <text:p>[mSendSeq &lt;- recv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3" draw:id="id63">
          <draw:custom-shape draw:style-name="gr3" draw:text-style-name="P1" draw:layer="layout" svg:width="0.5cm" svg:height="1cm" svg:x="14cm" svg:y="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.5cm" svg:y="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3cm" svg:y="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12.5cm" svg:y="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12.5cm" svg:y="2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3.5cm" svg:y1="22cm" svg:x2="13.5cm" svg:y2="23cm" draw:start-shape="id60" draw:start-glue-point="2" draw:end-shape="id62" draw:end-glue-point="0" svg:d="m13500 22000v1000">
          <text:p/>
        </draw:connector>
        <draw:connector draw:style-name="gr7" draw:text-style-name="P1" draw:layer="layout" svg:x1="13.5cm" svg:y1="24cm" svg:x2="13.5cm" svg:y2="24.5cm" draw:start-shape="id62" draw:start-glue-point="2" draw:end-shape="id63" draw:end-glue-point="0" svg:d="m13500 24000v500">
          <text:p/>
        </draw:connector>
        <draw:connector draw:style-name="gr7" draw:text-style-name="P1" draw:layer="layout" svg:x1="13.5cm" svg:y1="25.5cm" svg:x2="13.5cm" svg:y2="26cm" draw:start-shape="id63" draw:start-glue-point="2" draw:end-shape="id64" draw:end-glue-point="0" svg:d="m13500 25500v500">
          <text:p/>
        </draw:connector>
        <draw:g xml:id="id65" draw:id="id65">
          <draw:custom-shape draw:style-name="gr4" draw:text-style-name="P1" draw:layer="layout" svg:width="1cm" svg:height="1cm" svg:x="13cm" svg:y="2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3cm" svg:y="27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7" draw:text-style-name="P1" draw:layer="layout" svg:x1="13.5cm" svg:y1="27cm" svg:x2="13.5cm" svg:y2="27.5cm" draw:start-shape="id64" draw:start-glue-point="2" draw:end-shape="id65" draw:end-glue-point="0" svg:d="m13500 27000v500">
          <text:p/>
        </draw:connector>
        <draw:custom-shape draw:style-name="gr5" draw:text-style-name="P1" xml:id="id49" draw:id="id49" draw:layer="layout" svg:width="5cm" svg:height="1.5cm" svg:x="2cm" svg:y="12cm">
          <text:p text:style-name="P1">sendBufLast &lt;-</text:p>
          <text:p text:style-name="P1">mSendFragments</text:p>
          <text:p text:style-name="P1">[mSendSeq].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8" draw:id="id68" draw:layer="layout" svg:width="5cm" svg:height="1cm" svg:x="4cm" svg:y="15.5cm">
          <text:p text:style-name="P1">clear mRecvFragment</text:p>
          <text:p text:style-name="P1">[mSendSeq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6" draw:id="id66" draw:layer="layout" svg:width="5cm" svg:height="1cm" svg:x="2cm" svg:y="14cm">
          <text:p text:style-name="P1">mSendSeq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5cm" svg:y1="15cm" svg:x2="3cm" svg:y2="15.5cm" draw:start-shape="id66" draw:start-glue-point="2" draw:end-shape="id67" draw:end-glue-point="4" svg:d="m4500 15000v251h-1500v249">
          <text:p/>
        </draw:connector>
        <draw:custom-shape draw:style-name="gr5" draw:text-style-name="P1" xml:id="id69" draw:id="id69" draw:layer="layout" svg:width="6cm" svg:height="2.5cm" svg:x="3.5cm" svg:y="17cm">
          <text:p text:style-name="P1">mRecvFragment[mSendSeq]</text:p>
          <text:p text:style-name="P1">sendSeq &lt;- mSendSeq</text:p>
          <text:p text:style-name="P1">start &lt;- sendBufLast+1</text:p>
          <text:p text:style-name="P1">end &lt;- mSendBufT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5cm" svg:y1="16.5cm" svg:x2="6.5cm" svg:y2="17cm" draw:start-shape="id68" draw:start-glue-point="2" draw:end-shape="id69" draw:end-glue-point="0" svg:d="m6500 16500v500">
          <text:p/>
        </draw:connector>
        <draw:connector draw:style-name="gr7" draw:text-style-name="P1" draw:layer="layout" svg:x1="3cm" svg:y1="21cm" svg:x2="3cm" svg:y2="22cm" draw:start-shape="id70" draw:start-glue-point="6" draw:end-shape="id71" draw:end-glue-point="0" svg:d="m3000 21000v1000">
          <text:p/>
        </draw:connector>
        <draw:custom-shape draw:style-name="gr5" draw:text-style-name="P1" xml:id="id55" draw:id="id55" draw:layer="layout" svg:width="5cm" svg:height="1cm" svg:x="11cm" svg:y="11cm">
          <text:p text:style-name="P1">Up LOST flags</text:p>
          <text:p text:style-name="P1">in mSend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5cm" svg:y1="12cm" svg:x2="13.5cm" svg:y2="12.5cm" draw:start-shape="id55" draw:start-glue-point="2" draw:end-shape="id56" draw:end-glue-point="0" svg:d="m13500 12000v500">
          <text:p/>
        </draw:connector>
        <draw:connector draw:style-name="gr7" draw:text-style-name="P1" draw:layer="layout" svg:x1="4.5cm" svg:y1="13.5cm" svg:x2="4.5cm" svg:y2="14cm" draw:start-shape="id49" draw:start-glue-point="2" draw:end-shape="id66" draw:end-glue-point="0" svg:d="m4500 13500v500">
          <text:p/>
        </draw:connector>
        <draw:custom-shape draw:style-name="gr5" draw:text-style-name="P1" xml:id="id72" draw:id="id72" draw:layer="layout" svg:width="3cm" svg:height="1cm" svg:x="5cm" svg:y="20cm">
          <text:p text:style-name="P1">send data</text:p>
          <text:p text:style-name="P1">of Frag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5cm" svg:y1="19.5cm" svg:x2="6.5cm" svg:y2="20cm" draw:start-shape="id69" draw:start-glue-point="2" draw:end-shape="id72" draw:end-glue-point="0" svg:d="m6500 19500v500">
          <text:p/>
        </draw:connector>
        <draw:custom-shape draw:style-name="gr3" draw:text-style-name="P1" xml:id="id67" draw:id="id67" draw:layer="layout" svg:width="1cm" svg:height="1cm" svg:x="2.5cm" svg:y="1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70" draw:id="id70" draw:layer="layout" svg:width="1cm" svg:height="1cm" svg:x="2.5cm" svg:y="2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.5cm" svg:y1="16cm" svg:x2="4cm" svg:y2="16cm" draw:start-shape="id67" draw:start-glue-point="7" draw:end-shape="id68" draw:end-glue-point="3" svg:d="m3500 16000h500">
          <text:p/>
        </draw:connector>
        <draw:connector draw:style-name="gr7" draw:text-style-name="P1" draw:layer="layout" svg:x1="3cm" svg:y1="16.5cm" svg:x2="3cm" svg:y2="20cm" draw:start-shape="id67" draw:start-glue-point="6" draw:end-shape="id70" draw:end-glue-point="4" svg:d="m3000 16500v3500">
          <text:p/>
        </draw:connector>
        <draw:connector draw:style-name="gr7" draw:text-style-name="P1" draw:layer="layout" svg:x1="5cm" svg:y1="20.5cm" svg:x2="3.5cm" svg:y2="20.5cm" draw:start-shape="id72" draw:start-glue-point="3" draw:end-shape="id70" draw:end-glue-point="7" svg:d="m5000 20500h-1500">
          <text:p/>
        </draw:connector>
        <draw:custom-shape draw:style-name="gr3" draw:text-style-name="P1" xml:id="id51" draw:id="id51" draw:layer="layout" svg:width="1cm" svg:height="1cm" svg:x="13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5cm" svg:y1="7cm" svg:x2="13.5cm" svg:y2="7.5cm" draw:start-shape="id51" draw:start-glue-point="6" draw:end-shape="id53" draw:end-glue-point="0" svg:d="m13500 7000v500">
          <text:p/>
        </draw:connector>
        <draw:connector draw:style-name="gr7" draw:text-style-name="P1" draw:layer="layout" svg:x1="14cm" svg:y1="6.5cm" svg:x2="18cm" svg:y2="6.5cm" draw:start-shape="id51" draw:start-glue-point="7" draw:end-shape="id73" draw:end-glue-point="3" svg:d="m14000 6500h4000">
          <text:p/>
        </draw:connector>
        <draw:g xml:id="id73" draw:id="id73">
          <draw:custom-shape draw:style-name="gr4" draw:text-style-name="P1" draw:layer="layout" svg:width="1cm" svg:height="1cm" svg:x="1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18cm" svg:y="6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8" draw:layer="layout" svg:width="6cm" svg:height="0.75cm" svg:x="13.5cm" svg:y="5.5cm">
          <draw:text-box>
            <text:p>[no freespace in mRecvBuf]</text:p>
          </draw:text-box>
        </draw:frame>
      </draw:page>
      <draw:page draw:name="page5" draw:style-name="dp1" draw:master-page-name="標準">
        <draw:custom-shape draw:style-name="gr12" draw:text-style-name="P2" draw:layer="layout" svg:width="10.5cm" svg:height="11.5cm" svg:x="1cm" svg:y="7.5cm">
          <text:p text:style-name="P2">Send REQ_SEND</text:p>
          <text:p text:style-name="P2">if it need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92.400894012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7" draw:id="id77" draw:layer="layout" svg:width="1cm" svg:height="1cm" svg:x="4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8" draw:id="id78" draw:layer="layout" svg:width="4cm" svg:height="1cm" svg:x="3cm" svg:y="4.5cm">
          <text:p text:style-name="P1">handleRecvB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9" draw:id="id79" draw:layer="layout" svg:width="4cm" svg:height="1cm" svg:x="3cm" svg:y="6cm">
          <text:p text:style-name="P1">handleSendB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8.5cm" svg:height="4cm" svg:x="1.5cm" svg:y="10cm">
          <text:p text:style-name="P2">fragment in</text:p>
          <text:p text:style-name="P2">mRecvFragment</text:p>
          <text:p text:style-name="P2">of L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5" draw:id="id75" draw:layer="layout" svg:width="6cm" svg:height="1cm" svg:x="2cm" svg:y="12cm">
          <text:p text:style-name="P1">buff[] &lt;- fragment.recvSe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4" draw:id="id74">
          <draw:custom-shape draw:style-name="gr3" draw:text-style-name="P1" draw:layer="layout" svg:width="0.5cm" svg:height="1cm" svg:x="5.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4.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4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2cm" svg:height="1cm" svg:x="4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6" draw:id="id76">
          <draw:custom-shape draw:style-name="gr3" draw:text-style-name="P1" draw:layer="layout" svg:width="0.5cm" svg:height="1cm" svg:x="5.5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5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4.5cm" svg:y="13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4cm" svg:y="13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cm" svg:height="1cm" svg:x="4cm" svg:y="13.5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svg:x1="5cm" svg:y1="10.5cm" svg:x2="5cm" svg:y2="12cm" draw:start-shape="id74" draw:start-glue-point="2" draw:end-shape="id75" draw:end-glue-point="0" svg:d="m5000 10500v1500">
          <text:p/>
        </draw:connector>
        <draw:connector draw:style-name="gr7" draw:text-style-name="P1" draw:layer="layout" svg:x1="5cm" svg:y1="13cm" svg:x2="5cm" svg:y2="13.5cm" draw:start-shape="id75" draw:start-glue-point="2" draw:end-shape="id76" draw:end-glue-point="0" svg:d="m5000 13000v500">
          <text:p/>
        </draw:connector>
        <draw:connector draw:style-name="gr7" draw:text-style-name="P1" draw:layer="layout" svg:x1="5cm" svg:y1="4cm" svg:x2="5cm" svg:y2="4.5cm" draw:start-shape="id77" draw:start-glue-point="8" draw:end-shape="id78" draw:end-glue-point="0" svg:d="m5000 4000v500">
          <text:p/>
        </draw:connector>
        <draw:connector draw:style-name="gr7" draw:text-style-name="P1" draw:layer="layout" svg:x1="5cm" svg:y1="5.5cm" svg:x2="5cm" svg:y2="6cm" draw:start-shape="id78" draw:start-glue-point="2" draw:end-shape="id79" draw:end-glue-point="0" svg:d="m5000 5500v500">
          <text:p/>
        </draw:connector>
        <draw:custom-shape draw:style-name="gr5" draw:text-style-name="P1" xml:id="id81" draw:id="id81" draw:layer="layout" svg:width="3cm" svg:height="1cm" svg:x="3.5cm" svg:y="8cm">
          <text:p text:style-name="P1">declare buff[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2" draw:id="id82" draw:layer="layout" svg:width="4cm" svg:height="1.5cm" svg:x="6cm" svg:y="16cm">
          <text:p text:style-name="P1">send buff</text:p>
          <text:p text:style-name="P1"><text:s/>as REQ_S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4" draw:id="id84">
          <draw:custom-shape draw:style-name="gr4" draw:text-style-name="P1" draw:layer="layout" svg:width="1cm" svg:height="1cm" svg:x="4.5cm" svg:y="1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cm" svg:height="1cm" svg:x="4.5cm" svg:y="19.5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onnector draw:style-name="gr7" draw:text-style-name="P1" draw:layer="layout" svg:x1="5cm" svg:y1="14.5cm" svg:x2="5cm" svg:y2="15cm" draw:start-shape="id76" draw:start-glue-point="2" draw:end-shape="id80" draw:end-glue-point="4" svg:d="m5000 14500v500">
          <text:p/>
        </draw:connector>
        <draw:connector draw:style-name="gr7" draw:text-style-name="P1" draw:layer="layout" svg:x1="5cm" svg:y1="7cm" svg:x2="5cm" svg:y2="8cm" draw:start-shape="id79" draw:start-glue-point="2" draw:end-shape="id81" draw:end-glue-point="0" svg:d="m5000 7000v1000">
          <text:p/>
        </draw:connector>
        <draw:connector draw:style-name="gr7" draw:text-style-name="P1" draw:layer="layout" svg:x1="5cm" svg:y1="9cm" svg:x2="5cm" svg:y2="9.5cm" draw:start-shape="id81" draw:start-glue-point="2" draw:end-shape="id74" draw:end-glue-point="0" svg:d="m5000 9000v500">
          <text:p/>
        </draw:connector>
        <draw:custom-shape draw:style-name="gr3" draw:text-style-name="P1" xml:id="id80" draw:id="id80" draw:layer="layout" svg:width="1cm" svg:height="1cm" svg:x="4.5cm" svg:y="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3" draw:id="id83" draw:layer="layout" svg:width="1cm" svg:height="1cm" svg:x="4.5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5cm" svg:y1="15.5cm" svg:x2="8cm" svg:y2="16cm" draw:start-shape="id80" draw:start-glue-point="7" draw:end-shape="id82" draw:end-glue-point="0" svg:d="m5500 15500h2500v500">
          <text:p/>
        </draw:connector>
        <draw:connector draw:style-name="gr7" draw:text-style-name="P1" draw:layer="layout" svg:x1="8cm" svg:y1="17.5cm" svg:x2="5.5cm" svg:y2="18cm" draw:start-shape="id82" draw:start-glue-point="2" draw:end-shape="id83" draw:end-glue-point="7" svg:d="m8000 17500v500h-2500">
          <text:p/>
        </draw:connector>
        <draw:connector draw:style-name="gr7" draw:text-style-name="P1" draw:layer="layout" svg:x1="5cm" svg:y1="16cm" svg:x2="5cm" svg:y2="17.5cm" draw:start-shape="id80" draw:start-glue-point="6" draw:end-shape="id83" draw:end-glue-point="4" svg:d="m5000 16000v1500">
          <text:p/>
        </draw:connector>
        <draw:connector draw:style-name="gr7" draw:text-style-name="P1" draw:layer="layout" svg:x1="5cm" svg:y1="18.5cm" svg:x2="5cm" svg:y2="19.5cm" draw:start-shape="id83" draw:start-glue-point="6" draw:end-shape="id84" draw:end-glue-point="0" svg:d="m5000 18500v1000">
          <text:p/>
        </draw:connector>
        <draw:frame draw:style-name="gr10" draw:text-style-name="P3" draw:layer="layout" svg:width="1.603cm" svg:height="1.038cm" svg:x="1.364cm" svg:y="1.5cm">
          <draw:text-box>
            <text:p text:style-name="P1"><text:span text:style-name="T1">po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cc" draw:fill-gradient-name="Gradient_20_10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VL ゴシック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5T14:09:29</meta:creation-date>
    <dc:date>2012-08-28T10:49:27</dc:date>
    <meta:editing-duration>PT23H44M56S</meta:editing-duration>
    <meta:editing-cycles>62</meta:editing-cycles>
    <meta:generator>LibreOffice/3.4$Unix LibreOffice_project/340m1$Build-602</meta:generator>
    <meta:document-statistic meta:object-count="283"/>
  </office:meta>
</office:document-meta>
</file>